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TimesNewRomanPSMT" svg:font-family="TimesNewRomanPSMT" style:font-family-generic="roman"/>
    <style:font-face style:name="ArialUnicodeMS" svg:font-family="ArialUnicodeMS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TimesNewRomanPSM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ArialUnicodeM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position="0% 100%" style:font-name="ArialUnicodeMS" fo:font-size="12pt" style:font-name-asian="ArialUnicodeMS" style:font-size-asian="12pt" style:font-name-complex="ArialUnicodeMS" style:font-size-complex="6.80000019073486pt"/>
    </style:style>
    <style:style style:name="T2" style:family="text">
      <style:text-properties fo:color="#000000" style:text-position="0% 100%" style:font-name="TimesNewRomanPSMT" fo:font-size="12pt" style:font-name-asian="TimesNewRomanPSMT" style:font-size-asian="12pt" style:font-name-complex="TimesNewRomanPSMT" style:font-size-complex="6.80000019073486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 office:value-type="string">
            <text:p>ENGLISH</text:p>
          </table:table-cell>
          <table:table-cell office:value-type="string">
            <text:p>PHONETIC</text:p>
          </table:table-cell>
          <table:table-cell office:value-type="string">
            <text:p>PHONEMIC</text:p>
          </table:table-cell>
        </table:table-row>
        <table:table-row table:style-name="ro2">
          <table:table-cell office:value-type="string">
            <text:p>all/everyone</text:p>
          </table:table-cell>
          <table:table-cell office:value-type="string">
            <text:p>[ ʔã̰ã̰̀ɾ ͂ı ͂̀ʔpε̰ὲ̰’ɾ ͂έɾ ͂ã̀ ] ~ [ ʔã̰ã̰̀ɾ ͂ı ̰͂̀ı ̰͂̀pε̰ὲ̰’ɾ ͂έɾ ͂ã̀ ]</text:p>
          </table:table-cell>
          <table:table-cell office:value-type="string">
            <text:p>/ããrı ͂peerérã/</text:p>
          </table:table-cell>
        </table:table-row>
        <table:table-row table:style-name="ro2">
          <table:table-cell office:value-type="string">
            <text:p>and</text:p>
          </table:table-cell>
          <table:table-cell office:value-type="string">
            <text:p>[ -dε ], [ -sã ]</text:p>
          </table:table-cell>
          <table:table-cell office:value-type="string">
            <text:p>/-de/, /-sã/</text:p>
          </table:table-cell>
        </table:table-row>
        <table:table-row table:style-name="ro2">
          <table:table-cell office:value-type="string">
            <text:p>animal</text:p>
          </table:table-cell>
          <table:table-cell office:value-type="string">
            <text:p>[ wa̰à̰ì’mɨ ͂́ɾ ͂ã ] ~ [ wa̰à̰i ̰ì ̰’mɨ ͂́ɾ ͂ã ]</text:p>
          </table:table-cell>
          <table:table-cell office:value-type="string">
            <text:p>/waaibɨ ͂́rã/</text:p>
          </table:table-cell>
        </table:table-row>
        <table:table-row table:style-name="ro1">
          <table:table-cell office:value-type="string">
            <text:p>ahes</text:p>
          </table:table-cell>
          <table:table-cell office:value-type="string">
            <text:p>[nı͂̀ı̥͂’tı͂́]</text:p>
          </table:table-cell>
          <table:table-cell office:value-type="string">
            <text:p>/dı t͂ ı ͂́/</text:p>
          </table:table-cell>
        </table:table-row>
        <table:table-row table:style-name="ro2">
          <table:table-cell office:value-type="string">
            <text:p>to, at (place)</text:p>
          </table:table-cell>
          <table:table-cell office:value-type="string">
            <text:p>[ pɨ ̰ɨ̀ ̰’ɾógὲ ] ~ [ pɨɨ̀’ɾógὲ ]</text:p>
          </table:table-cell>
          <table:table-cell office:value-type="string">
            <text:p>/pɨɨɾóge/</text:p>
          </table:table-cell>
        </table:table-row>
        <table:table-row table:style-name="ro1">
          <table:table-cell office:value-type="string">
            <text:p>back</text:p>
          </table:table-cell>
          <table:table-cell office:value-type="string">
            <text:p>[ pɨ ̰ɨ̀ ̰ɾɨ̀ʔ’pɨ ́] ~ [ pɨ ̰ɨ̀ ̰ɾɨ ̰ɨ̀’̰pɨ ́]</text:p>
          </table:table-cell>
          <table:table-cell office:value-type="string">
            <text:p>/pɨɨrɨpɨ/́</text:p>
          </table:table-cell>
        </table:table-row>
        <table:table-row table:style-name="ro1">
          <table:table-cell office:value-type="string">
            <text:p>bad</text:p>
          </table:table-cell>
          <table:table-cell office:value-type="string">
            <text:p>[ ɲε̰͂ε̰͂̀’ɾ ͂ı ]͂́ ~ [ ɲε͂ὲ͂’ɾ ͂ı ͂́]</text:p>
          </table:table-cell>
          <table:table-cell office:value-type="string">
            <text:p>/ʝe͂͂e͂rı ͂́/</text:p>
          </table:table-cell>
        </table:table-row>
        <table:table-row table:style-name="ro2">
          <table:table-cell office:value-type="string">
            <text:p>bark</text:p>
          </table:table-cell>
          <table:table-cell office:value-type="string">
            <text:p>[ ŋgàa’̥ síɾí ]</text:p>
          </table:table-cell>
          <table:table-cell office:value-type="string">
            <text:p>/gasírí/</text:p>
          </table:table-cell>
        </table:table-row>
        <table:table-row table:style-name="ro2">
          <table:table-cell office:value-type="string">
            <text:p>belly</text:p>
          </table:table-cell>
          <table:table-cell office:value-type="string">
            <text:p>[ ‘páɾú ]</text:p>
          </table:table-cell>
          <table:table-cell office:value-type="string">
            <text:p>/páɾú/</text:p>
          </table:table-cell>
        </table:table-row>
        <table:table-row table:style-name="ro2">
          <table:table-cell office:value-type="string">
            <text:p>big</text:p>
          </table:table-cell>
          <table:table-cell office:value-type="string">
            <text:p>[ ‘ wágɨ̀ ]</text:p>
          </table:table-cell>
          <table:table-cell office:value-type="string">
            <text:p>/wágɨ/</text:p>
          </table:table-cell>
        </table:table-row>
        <table:table-row table:style-name="ro1">
          <table:table-cell office:value-type="string">
            <text:p>bird</text:p>
          </table:table-cell>
          <table:table-cell office:value-type="string">
            <text:p>[ mı ͂̀’ɾ ͂ı ͂́ ]</text:p>
          </table:table-cell>
          <table:table-cell office:value-type="string">
            <text:p>/bı r͂ ı ͂́/</text:p>
          </table:table-cell>
        </table:table-row>
        <table:table-row table:style-name="ro1">
          <table:table-cell office:value-type="string">
            <text:p>bite</text:p>
          </table:table-cell>
          <table:table-cell office:value-type="string">
            <text:p>[ kṵ͂ṵ͂̀ɾ ͂ı ͂̀’ɾı ͂́ ] ~ [ ku͂u͂̀ɾ ͂ı ͂̀’ɾı ͂́ ]</text:p>
          </table:table-cell>
          <table:table-cell office:value-type="string">
            <text:p>/ku͂u͂rı ͂rı ͂́/</text:p>
          </table:table-cell>
        </table:table-row>
        <table:table-row table:style-name="ro1">
          <table:table-cell office:value-type="string">
            <text:p>black</text:p>
          </table:table-cell>
          <table:table-cell office:value-type="string">
            <text:p>[‘ɲί͂ŋɨ͂̀]</text:p>
          </table:table-cell>
          <table:table-cell office:value-type="string">
            <text:p>/ʝı́͂gɨ/͂</text:p>
          </table:table-cell>
        </table:table-row>
        <table:table-row table:style-name="ro2">
          <table:table-cell office:value-type="string">
            <text:p>blood</text:p>
          </table:table-cell>
          <table:table-cell office:value-type="string">
            <text:p>[ ‘ndí ]</text:p>
          </table:table-cell>
          <table:table-cell office:value-type="string">
            <text:p>/dí/</text:p>
          </table:table-cell>
        </table:table-row>
        <table:table-row table:style-name="ro2">
          <table:table-cell office:value-type="string">
            <text:p>blow</text:p>
          </table:table-cell>
          <table:table-cell office:value-type="string">
            <text:p>[ pù’ɾíɾi ]</text:p>
          </table:table-cell>
          <table:table-cell office:value-type="string">
            <text:p>/puɾíɾi/</text:p>
          </table:table-cell>
        </table:table-row>
        <table:table-row table:style-name="ro2">
          <table:table-cell office:value-type="string">
            <text:p>bone</text:p>
          </table:table-cell>
          <table:table-cell office:value-type="string">
            <text:p>[ ŋõ̰õ̰̀’ã́ ] ~ [ ŋõ̰õ̀’ã́ ]</text:p>
          </table:table-cell>
          <table:table-cell office:value-type="string">
            <text:p>/gõõã́/</text:p>
          </table:table-cell>
        </table:table-row>
        <table:table-row table:style-name="ro1">
          <table:table-cell office:value-type="string">
            <text:p>breathe</text:p>
          </table:table-cell>
          <table:table-cell office:value-type="string">
            <text:p>[ʝɨ̀ɨ̥’h͂ɨ́͂ã̀ı͂̀ɾ͂ı͂̀]</text:p>
          </table:table-cell>
          <table:table-cell office:value-type="string">
            <text:p>/ʝɨhɨ ã͂́ ı ͂rı/͂</text:p>
          </table:table-cell>
        </table:table-row>
        <table:table-row table:style-name="ro2">
          <table:table-cell office:value-type="string">
            <text:p>burn</text:p>
          </table:table-cell>
          <table:table-cell office:value-type="string">
            <text:p>[ pὲà’mε͂́ε͂̀ ɨ ͂̀ɨ ̥͂’h͂ɨ ͂́ɾ ͂ı ͂̀ ] ~ [ pὲà’mε͂́ʔ ɨ ͂̀ɨ ̥͂’h͂ɨ ͂́ɾ ͂ı ͂̀ ]</text:p>
          </table:table-cell>
          <table:table-cell office:value-type="string">
            <text:p>/peábe͂e͂ ɨ ͂hɨ ͂́rı/͂</text:p>
          </table:table-cell>
        </table:table-row>
        <table:table-row table:style-name="ro2">
          <table:table-cell office:value-type="string">
            <text:p>child</text:p>
          </table:table-cell>
          <table:table-cell office:value-type="string">
            <text:p>[ mãã̀ ̥’h͂ı ͂́ŋɨ ͂̀ ]</text:p>
          </table:table-cell>
          <table:table-cell office:value-type="string">
            <text:p>/bãhı ͂́gɨ ͂/</text:p>
          </table:table-cell>
        </table:table-row>
        <table:table-row table:style-name="ro2">
          <table:table-cell office:value-type="string">
            <text:p>cloud</text:p>
          </table:table-cell>
          <table:table-cell office:value-type="string">
            <text:p>[ mı ͂̀ʔ’kã́ʝḛḛ̀bó ] ~ [ mı ̰͂ı ̰͂̀’kã́ʝeèbó ]</text:p>
          </table:table-cell>
          <table:table-cell office:value-type="string">
            <text:p>/bı ͂ı ͂kã́ʝeebo/</text:p>
          </table:table-cell>
        </table:table-row>
        <table:table-row table:style-name="ro2">
          <table:table-cell office:value-type="string">
            <text:p>cold</text:p>
          </table:table-cell>
          <table:table-cell office:value-type="string">
            <text:p>[ ʝɨ̀ɨ’̥sáɾi ]</text:p>
          </table:table-cell>
          <table:table-cell office:value-type="string">
            <text:p>/ʝɨsári/</text:p>
          </table:table-cell>
        </table:table-row>
        <table:table-row table:style-name="ro2">
          <table:table-cell office:value-type="string">
            <text:p>come</text:p>
          </table:table-cell>
          <table:table-cell office:value-type="string">
            <text:p>[ ʔa̰à̰ɾi ̰ì ̰’ɾí ] ~ [ ʔaàɾì’ɾí ]</text:p>
          </table:table-cell>
          <table:table-cell office:value-type="string">
            <text:p>/aarirí/</text:p>
          </table:table-cell>
        </table:table-row>
        <table:table-row table:style-name="ro2">
          <table:table-cell table:style-name="ce1" office:value-type="string">
            <text:p>count</text:p>
          </table:table-cell>
          <table:table-cell office:value-type="string">
            <text:p>[ mbà’ʝáɾí ]</text:p>
          </table:table-cell>
          <table:table-cell office:value-type="string">
            <text:p>/baʝári/</text:p>
          </table:table-cell>
        </table:table-row>
        <table:table-row table:style-name="ro2">
          <table:table-cell office:value-type="string">
            <text:p>cut</text:p>
          </table:table-cell>
          <table:table-cell office:value-type="string">
            <text:p>[ ndìi’̥tíɾí ]</text:p>
          </table:table-cell>
          <table:table-cell office:value-type="string">
            <text:p>[ ndìi’̥tíɾí ]</text:p>
          </table:table-cell>
        </table:table-row>
        <table:table-row table:style-name="ro1">
          <table:table-cell table:style-name="ce2" office:value-type="string">
            <text:p>day</text:p>
          </table:table-cell>
          <table:table-cell office:value-type="string">
            <text:p>[ ʔɨ ’͂̀ mɨ ͂́]</text:p>
          </table:table-cell>
          <table:table-cell office:value-type="string">
            <text:p>/ɨ ͂bɨ ͂́/</text:p>
          </table:table-cell>
        </table:table-row>
        <table:table-row table:style-name="ro2">
          <table:table-cell table:style-name="ce2" office:value-type="string">
            <text:p>die</text:p>
          </table:table-cell>
          <table:table-cell office:value-type="string">
            <text:p>[ kõ̀ʔ’mṍɾ ͂ı ͂̀] ~ [ kõ̰õ̰̀’mṍɾ ͂͂ı ͂̀ ]</text:p>
          </table:table-cell>
          <table:table-cell office:value-type="string">
            <text:p>/kõõbṍɾı ͂/</text:p>
          </table:table-cell>
        </table:table-row>
        <table:table-row table:style-name="ro2">
          <table:table-cell table:style-name="ce2" office:value-type="string">
            <text:p>dig</text:p>
          </table:table-cell>
          <table:table-cell office:value-type="string">
            <text:p>[‘mãɾ́ ͂ı͂́]</text:p>
          </table:table-cell>
          <table:table-cell office:value-type="string">
            <text:p>/bãɾ́ ı ͂́/</text:p>
          </table:table-cell>
        </table:table-row>
        <table:table-row table:style-name="ro2">
          <table:table-cell office:value-type="string">
            <text:p>dirty</text:p>
          </table:table-cell>
          <table:table-cell office:value-type="string">
            <text:p>[ ŋgɨ ̰ɨ̀ ̰’ɾáɾìkɨ̀ɾì ] ~ [ ŋgɨ ɨ̀’ɾáɾìkɨ̀ɾì ]</text:p>
          </table:table-cell>
          <table:table-cell office:value-type="string">
            <text:p>/gɨɨrárikɨri/</text:p>
          </table:table-cell>
        </table:table-row>
        <table:table-row table:style-name="ro2">
          <table:table-cell office:value-type="string">
            <text:p>dog</text:p>
          </table:table-cell>
          <table:table-cell office:value-type="string">
            <text:p>[ ndìá’ʝέὲ ] ~ [ ndìá’ʝέʔ ]</text:p>
          </table:table-cell>
          <table:table-cell office:value-type="string">
            <text:p>/diáʝée/</text:p>
          </table:table-cell>
        </table:table-row>
        <table:table-row table:style-name="ro2">
          <table:table-cell office:value-type="string">
            <text:p>drink</text:p>
          </table:table-cell>
          <table:table-cell office:value-type="string">
            <text:p>[ ʔi ̰ì’̰ɾíɾì ] ~ [ ʔiì’ɾíɾì ]</text:p>
          </table:table-cell>
          <table:table-cell office:value-type="string">
            <text:p>/iiríri/</text:p>
          </table:table-cell>
        </table:table-row>
        <table:table-row table:style-name="ro2">
          <table:table-cell office:value-type="string">
            <text:p>dry</text:p>
          </table:table-cell>
          <table:table-cell office:value-type="string">
            <text:p>[ mbòo’̥ hóɾí ]</text:p>
          </table:table-cell>
          <table:table-cell office:value-type="string">
            <text:p>/bohórí/</text:p>
          </table:table-cell>
        </table:table-row>
        <table:table-row table:style-name="ro2">
          <table:table-cell office:value-type="string">
            <text:p>dull</text:p>
          </table:table-cell>
          <table:table-cell office:value-type="string">
            <text:p>[ ʔùu̥’síbìɾì ]</text:p>
          </table:table-cell>
          <table:table-cell office:value-type="string">
            <text:p>/usíbiri/</text:p>
          </table:table-cell>
        </table:table-row>
        <table:table-row table:style-name="ro1">
          <table:table-cell office:value-type="string">
            <text:p>dust</text:p>
          </table:table-cell>
          <table:table-cell office:value-type="string">
            <text:p>[ nı ͂̀ı ̥͂’ku͂́wὲɾὲ ]</text:p>
          </table:table-cell>
          <table:table-cell office:value-type="string">
            <text:p>/dı ͂ku͂́were/</text:p>
          </table:table-cell>
        </table:table-row>
        <table:table-row table:style-name="ro2">
          <table:table-cell office:value-type="string">
            <text:p>ear</text:p>
          </table:table-cell>
          <table:table-cell office:value-type="string">
            <text:p>[ ŋã̀ʔ’mı ͂pu͂̀ ] ~ [ ŋã̰ã̰̀’mı ͂́pu͂̀ ]</text:p>
          </table:table-cell>
          <table:table-cell office:value-type="string">
            <text:p>/gããbı ͂́pu͂/</text:p>
          </table:table-cell>
        </table:table-row>
        <table:table-row table:style-name="ro2">
          <table:table-cell table:style-name="ce2" office:value-type="string">
            <text:p>earth</text:p>
          </table:table-cell>
          <table:table-cell office:value-type="string">
            <text:p>[nı͂ı̥͂’ku͂] ͂</text:p>
          </table:table-cell>
          <table:table-cell office:value-type="string">
            <text:p>/dık͂u͂́/</text:p>
          </table:table-cell>
        </table:table-row>
        <table:table-row table:style-name="ro2">
          <table:table-cell table:style-name="ce2" office:value-type="string">
            <text:p>eat</text:p>
          </table:table-cell>
          <table:table-cell office:value-type="string">
            <text:p>[ mba̰à̰’ɾí ] ~ [ mbaà’ɾí ]</text:p>
          </table:table-cell>
          <table:table-cell office:value-type="string">
            <text:p>/baarí/</text:p>
          </table:table-cell>
        </table:table-row>
        <table:table-row table:style-name="ro2">
          <table:table-cell office:value-type="string">
            <text:p>egg</text:p>
          </table:table-cell>
          <table:table-cell office:value-type="string">
            <text:p>[ ndì’ú ]</text:p>
          </table:table-cell>
          <table:table-cell office:value-type="string">
            <text:p>/diú/</text:p>
          </table:table-cell>
        </table:table-row>
        <table:table-row table:style-name="ro2">
          <table:table-cell office:value-type="string">
            <text:p>eye</text:p>
          </table:table-cell>
          <table:table-cell office:value-type="string">
            <text:p>[ kò’ʝέ ]</text:p>
          </table:table-cell>
          <table:table-cell office:value-type="string">
            <text:p>/koʝέ/</text:p>
          </table:table-cell>
        </table:table-row>
        <table:table-row table:style-name="ro2">
          <table:table-cell office:value-type="string">
            <text:p>fall</text:p>
          </table:table-cell>
          <table:table-cell office:value-type="string">
            <text:p>[ mε͂̀’ʔε͂́ ndìi’̥háɾì ] ~ [ mε͂̀’ε͂́ ndìi’̥háɾì ]</text:p>
          </table:table-cell>
          <table:table-cell office:value-type="string">
            <text:p>/be͂e͂́ dihári/</text:p>
          </table:table-cell>
        </table:table-row>
        <table:table-row table:style-name="ro2">
          <table:table-cell office:value-type="string">
            <text:p>far</text:p>
          </table:table-cell>
          <table:table-cell office:value-type="string">
            <text:p>[ jò’áɾó ]</text:p>
          </table:table-cell>
          <table:table-cell office:value-type="string">
            <text:p>/joá-ró/</text:p>
          </table:table-cell>
        </table:table-row>
        <table:table-row table:style-name="ro1">
          <table:table-cell office:value-type="string">
            <text:p>fat</text:p>
          </table:table-cell>
          <table:table-cell office:value-type="string">
            <text:p>[ ʔɨ ̰ɨ̀ ̰’ʝέ ] ~ [ ʔɨɨ̀’ʝέ ]</text:p>
          </table:table-cell>
          <table:table-cell office:value-type="string">
            <text:p>/ɨɨʝέ/</text:p>
          </table:table-cell>
        </table:table-row>
        <table:table-row table:style-name="ro2">
          <table:table-cell office:value-type="string">
            <text:p>father</text:p>
          </table:table-cell>
          <table:table-cell office:value-type="string">
            <text:p>[ pà’gɨ ́]</text:p>
          </table:table-cell>
          <table:table-cell office:value-type="string">
            <text:p>/pagɨ ́]</text:p>
          </table:table-cell>
        </table:table-row>
        <table:table-row table:style-name="ro2">
          <table:table-cell office:value-type="string">
            <text:p>fear</text:p>
          </table:table-cell>
          <table:table-cell office:value-type="string">
            <text:p>[ ŋgù’íɾí ]</text:p>
          </table:table-cell>
          <table:table-cell office:value-type="string">
            <text:p>/guírí/</text:p>
          </table:table-cell>
        </table:table-row>
        <table:table-row table:style-name="ro2">
          <table:table-cell office:value-type="string">
            <text:p>feather</text:p>
          </table:table-cell>
          <table:table-cell office:value-type="string">
            <text:p>[ pò’á ]</text:p>
          </table:table-cell>
          <table:table-cell office:value-type="string">
            <text:p>/poá/</text:p>
          </table:table-cell>
        </table:table-row>
        <table:table-row table:style-name="ro2">
          <table:table-cell office:value-type="string">
            <text:p>few</text:p>
          </table:table-cell>
          <table:table-cell office:value-type="string">
            <text:p>[ ‘mέ͂ɾ ͂õ̀ ]</text:p>
          </table:table-cell>
          <table:table-cell office:value-type="string">
            <text:p>/bé͂rõ/</text:p>
          </table:table-cell>
        </table:table-row>
        <table:table-row table:style-name="ro2">
          <table:table-cell table:style-name="ce2" office:value-type="string">
            <text:p>fight</text:p>
          </table:table-cell>
          <table:table-cell office:value-type="string">
            <text:p>[ ŋã̀’mε͂́kε͂̀ã̀ɾ ͂ı ͂̀]</text:p>
          </table:table-cell>
          <table:table-cell office:value-type="string">
            <text:p>/gãbek͂́e͂ãrı͂/</text:p>
          </table:table-cell>
        </table:table-row>
        <table:table-row table:style-name="ro2">
          <table:table-cell table:style-name="ce2" office:value-type="string">
            <text:p>fire</text:p>
          </table:table-cell>
          <table:table-cell office:value-type="string">
            <text:p>[ pὲa’mε͂́ε͂̀ ] ~ [ pὲá’mε͂́ʔ ]</text:p>
          </table:table-cell>
          <table:table-cell office:value-type="string">
            <text:p>/peábe͂́e/͂</text:p>
          </table:table-cell>
        </table:table-row>
        <table:table-row table:style-name="ro2">
          <table:table-cell office:value-type="string">
            <text:p>fish</text:p>
          </table:table-cell>
          <table:table-cell office:value-type="string">
            <text:p>[ wàʔ’í ] ~ [ waaí ]</text:p>
          </table:table-cell>
          <table:table-cell office:value-type="string">
            <text:p>/waaí/</text:p>
          </table:table-cell>
        </table:table-row>
        <table:table-row table:style-name="ro2">
          <table:table-cell office:value-type="string">
            <text:p>five</text:p>
          </table:table-cell>
          <table:table-cell office:value-type="string">
            <text:p>[ ‘súmõ̀õh̥ ͂õ̀mã̀- ]</text:p>
          </table:table-cell>
          <table:table-cell office:value-type="string">
            <text:p>/súbõhõbã-/</text:p>
          </table:table-cell>
        </table:table-row>
        <table:table-row table:style-name="ro2">
          <table:table-cell table:style-name="ce2" office:value-type="string">
            <text:p>float</text:p>
          </table:table-cell>
          <table:table-cell office:value-type="string">
            <text:p>[ pa̰à̰ʝà’ɾí ] ~ [ paàʝà’ɾí ]</text:p>
          </table:table-cell>
          <table:table-cell office:value-type="string">
            <text:p>/paaʝarí/</text:p>
          </table:table-cell>
        </table:table-row>
        <table:table-row table:style-name="ro2">
          <table:table-cell table:style-name="ce2" office:value-type="string">
            <text:p>flow</text:p>
          </table:table-cell>
          <table:table-cell office:value-type="string">
            <text:p>[ ndὲε̥’kó ʝùɾìɾì ]</text:p>
          </table:table-cell>
          <table:table-cell office:value-type="string">
            <text:p>/dekó ʝuriri/</text:p>
          </table:table-cell>
        </table:table-row>
        <table:table-row table:style-name="ro2">
          <table:table-cell table:style-name="ce2" office:value-type="string">
            <text:p>flower</text:p>
          </table:table-cell>
          <table:table-cell office:value-type="string">
            <text:p>[ ŋgò’ʔó ] ~ [ ŋgò̰’ó̰ ]</text:p>
          </table:table-cell>
          <table:table-cell office:value-type="string">
            <text:p>/goó/</text:p>
          </table:table-cell>
        </table:table-row>
        <table:table-row table:style-name="ro1">
          <table:table-cell office:value-type="string">
            <text:p>fly</text:p>
          </table:table-cell>
          <table:table-cell office:value-type="string">
            <text:p>[ ‘wɨɾ́í ]</text:p>
          </table:table-cell>
          <table:table-cell office:value-type="string">
            <text:p>/wɨŕí/</text:p>
          </table:table-cell>
        </table:table-row>
        <table:table-row table:style-name="ro1">
          <table:table-cell table:style-name="ce2" office:value-type="string">
            <text:p>fog</text:p>
          </table:table-cell>
          <table:table-cell office:value-type="string">
            <text:p>[ mı ͂̀ʔ’kã́ ] ~ [mı ̰͂ı ̰͂̀’kã́ ]</text:p>
          </table:table-cell>
          <table:table-cell office:value-type="string">
            <text:p>/bı ͂ı ͂kã́/</text:p>
          </table:table-cell>
        </table:table-row>
        <table:table-row table:style-name="ro2">
          <table:table-cell table:style-name="ce2" office:value-type="string">
            <text:p>foot</text:p>
          </table:table-cell>
          <table:table-cell office:value-type="string">
            <text:p>[ ŋgùʔ’bú ] ~ [ ŋgṵṵ̀’bú ]</text:p>
          </table:table-cell>
          <table:table-cell office:value-type="string">
            <text:p>/guubú/</text:p>
          </table:table-cell>
        </table:table-row>
        <table:table-row table:style-name="ro2">
          <table:table-cell table:style-name="ce2" office:value-type="string">
            <text:p>four</text:p>
          </table:table-cell>
          <table:table-cell office:value-type="string">
            <text:p>[ wàḁ’píkɨɾ́í- ]</text:p>
          </table:table-cell>
          <table:table-cell office:value-type="string">
            <text:p>/wapíkɨɾ́í-/</text:p>
          </table:table-cell>
        </table:table-row>
        <table:table-row table:style-name="ro2">
          <table:table-cell office:value-type="string">
            <text:p>freeze</text:p>
          </table:table-cell>
          <table:table-cell office:value-type="string">
            <text:p>[ ndὲε̥’kó bɨ̀’ɾíɾíkɨɾ́í ]</text:p>
          </table:table-cell>
          <table:table-cell office:value-type="string">
            <text:p>/dekó bɨríríkɨŕí/</text:p>
          </table:table-cell>
        </table:table-row>
        <table:table-row table:style-name="ro2">
          <table:table-cell office:value-type="string">
            <text:p>fruit</text:p>
          </table:table-cell>
          <table:table-cell office:value-type="string">
            <text:p>[ ndɨɨ̀ ’̥ká ]</text:p>
          </table:table-cell>
          <table:table-cell office:value-type="string">
            <text:p>/dɨká/</text:p>
          </table:table-cell>
        </table:table-row>
        <table:table-row table:style-name="ro1">
          <table:table-cell table:style-name="ce2" office:value-type="string">
            <text:p>give</text:p>
          </table:table-cell>
          <table:table-cell office:value-type="string">
            <text:p>[ ‘sı́͂ɾı͂́ ]</text:p>
          </table:table-cell>
          <table:table-cell office:value-type="string">
            <text:p>/sı r͂́ ı ͂́/</text:p>
          </table:table-cell>
        </table:table-row>
        <table:table-row table:style-name="ro2">
          <table:table-cell table:style-name="ce2" office:value-type="string">
            <text:p>good</text:p>
          </table:table-cell>
          <table:table-cell office:value-type="string">
            <text:p>[ ʔõ̰õ̰̀ã̀̀’ɾ ͂ı ͂́ ] ~ [ ʔõõ̀ã̀̀’ɾ ͂ı ͂́ ]</text:p>
          </table:table-cell>
          <table:table-cell office:value-type="string">
            <text:p>/õõãrı ͂́/</text:p>
          </table:table-cell>
        </table:table-row>
        <table:table-row table:style-name="ro2">
          <table:table-cell office:value-type="string">
            <text:p>grass</text:p>
          </table:table-cell>
          <table:table-cell office:value-type="string">
            <text:p>[ ‘tá ]</text:p>
          </table:table-cell>
          <table:table-cell office:value-type="string">
            <text:p>/tá/</text:p>
          </table:table-cell>
        </table:table-row>
        <table:table-row table:style-name="ro2">
          <table:table-cell office:value-type="string">
            <text:p>green</text:p>
          </table:table-cell>
          <table:table-cell office:value-type="string">
            <text:p>[ ʝàḁ’sáɾí- ]</text:p>
          </table:table-cell>
          <table:table-cell office:value-type="string">
            <text:p>/ʝasárí/</text:p>
          </table:table-cell>
        </table:table-row>
        <table:table-row table:style-name="ro2">
          <table:table-cell table:style-name="ce2" office:value-type="string">
            <text:p>gut</text:p>
          </table:table-cell>
          <table:table-cell office:value-type="string">
            <text:p>[ ŋgɨ ̰ɨ̀ ̰ɾàʔ’mı ͂́ı ̥͂sı ͂̀] ~ [ ŋgɨ ̰ɨ̀ ̰ɾa̰a̰’mı ͂́ı ̥͂sı ͂̀]</text:p>
          </table:table-cell>
          <table:table-cell office:value-type="string">
            <text:p>/gɨɨrabı ͂́sı ͂/</text:p>
          </table:table-cell>
        </table:table-row>
        <table:table-row table:style-name="ro2">
          <table:table-cell office:value-type="string">
            <text:p>hair</text:p>
          </table:table-cell>
          <table:table-cell office:value-type="string">
            <text:p>[pò’áɾí]</text:p>
          </table:table-cell>
          <table:table-cell office:value-type="string">
            <text:p>/poárí/</text:p>
          </table:table-cell>
        </table:table-row>
        <table:table-row table:style-name="ro2">
          <table:table-cell office:value-type="string">
            <text:p>hand</text:p>
          </table:table-cell>
          <table:table-cell office:value-type="string">
            <text:p>[ mõ̀õ’̥ h͂ṍ ]</text:p>
          </table:table-cell>
          <table:table-cell office:value-type="string">
            <text:p>/bõhṍ/</text:p>
          </table:table-cell>
        </table:table-row>
        <table:table-row table:style-name="ro1">
          <table:table-cell office:value-type="string">
            <text:p>him</text:p>
          </table:table-cell>
          <table:table-cell office:value-type="string">
            <text:p>[ ʔı ͂’ŋɨ ͂́́]</text:p>
          </table:table-cell>
          <table:table-cell office:value-type="string">
            <text:p>/ı ͂gɨ/͂́</text:p>
          </table:table-cell>
        </table:table-row>
        <table:table-row table:style-name="ro2">
          <table:table-cell office:value-type="string">
            <text:p>head</text:p>
          </table:table-cell>
          <table:table-cell office:value-type="string">
            <text:p>[ ndìi’̥púɾú ]</text:p>
          </table:table-cell>
          <table:table-cell office:value-type="string">
            <text:p>/dipúrú/</text:p>
          </table:table-cell>
        </table:table-row>
        <table:table-row table:style-name="ro2">
          <table:table-cell table:style-name="ce2" office:value-type="string">
            <text:p>hear</text:p>
          </table:table-cell>
          <table:table-cell office:value-type="string">
            <text:p>[ ‘pέɾì ]</text:p>
          </table:table-cell>
          <table:table-cell office:value-type="string">
            <text:p>/péri/</text:p>
          </table:table-cell>
        </table:table-row>
        <table:table-row table:style-name="ro2">
          <table:table-cell table:style-name="ce2" office:value-type="string">
            <text:p>heart</text:p>
          </table:table-cell>
          <table:table-cell office:value-type="string">
            <text:p>[ ʝɨ̀ɨ’̥hɨ ́pu͂̀ɾ ͂ã̀ ]</text:p>
          </table:table-cell>
          <table:table-cell office:value-type="string">
            <text:p>/ ʝ ɨ h ɨ ṕ u ͂ ɾ ã /</text:p>
          </table:table-cell>
        </table:table-row>
        <table:table-row table:style-name="ro1">
          <table:table-cell office:value-type="string">
            <text:p>heavy</text:p>
          </table:table-cell>
          <table:table-cell office:value-type="string">
            <text:p>[ nɨ ͂̀ɨ ̥͂’kɨ ͂́ɾ ͂ı ͂́ ]</text:p>
          </table:table-cell>
          <table:table-cell office:value-type="string">
            <text:p>/dɨ ͂kɨ ͂́rı ͂́/</text:p>
          </table:table-cell>
        </table:table-row>
        <table:table-row table:style-name="ro2">
          <table:table-cell office:value-type="string">
            <text:p>here</text:p>
          </table:table-cell>
          <table:table-cell office:value-type="string">
            <text:p>[ ʔõ̰õ̰̀’ŋgέ ] ~ [ ʔõõ̀’ŋgέ ]</text:p>
          </table:table-cell>
          <table:table-cell office:value-type="string">
            <text:p>/õõgé/</text:p>
          </table:table-cell>
        </table:table-row>
        <table:table-row table:style-name="ro2">
          <table:table-cell table:style-name="ce2" office:value-type="string">
            <text:p>hit</text:p>
          </table:table-cell>
          <table:table-cell office:value-type="string">
            <text:p>[ ‘páɾì ]</text:p>
          </table:table-cell>
          <table:table-cell office:value-type="string">
            <text:p>/pari/</text:p>
          </table:table-cell>
        </table:table-row>
        <table:table-row table:style-name="ro2">
          <table:table-cell table:style-name="ce2" office:value-type="string">
            <text:p>hold</text:p>
          </table:table-cell>
          <table:table-cell office:value-type="string">
            <text:p>[ mõ̀õ̥’h͂ṍkɨ ͂́ɾ ͂ı ͂́ ]</text:p>
          </table:table-cell>
          <table:table-cell office:value-type="string">
            <text:p>/bõhṍkɨ ͂́rı/͂́</text:p>
          </table:table-cell>
        </table:table-row>
        <table:table-row table:style-name="ro2">
          <table:table-cell office:value-type="string">
            <text:p>how?</text:p>
          </table:table-cell>
          <table:table-cell office:value-type="string">
            <text:p>[ nã̀’ã́su͂̀ ]~ [ nã̀’ã́su͂̀ ]</text:p>
          </table:table-cell>
          <table:table-cell office:value-type="string">
            <text:p>/dãã́su͂/</text:p>
          </table:table-cell>
        </table:table-row>
        <table:table-row table:style-name="ro2">
          <table:table-cell office:value-type="string">
            <text:p>hunt</text:p>
          </table:table-cell>
          <table:table-cell office:value-type="string">
            <text:p>[ʔã̰ãm̰̀ ã̀’ɾ͂ı́͂]~ [ ʔããm̀ ã̀’ɾı ͂ ]</text:p>
          </table:table-cell>
          <table:table-cell office:value-type="string">
            <text:p>/ããbãrı ͂́/</text:p>
          </table:table-cell>
        </table:table-row>
        <table:table-row table:style-name="ro2">
          <table:table-cell table:style-name="ce2" office:value-type="string">
            <text:p>husband</text:p>
          </table:table-cell>
          <table:table-cell office:value-type="string">
            <text:p>[ mã̀’ɾã́pɨ ́ ]</text:p>
          </table:table-cell>
          <table:table-cell office:value-type="string">
            <text:p>/bãrã́pɨ ́/</text:p>
          </table:table-cell>
        </table:table-row>
        <table:table-row table:style-name="ro1">
          <table:table-cell table:style-name="ce2" office:value-type="string">
            <text:p>I</text:p>
          </table:table-cell>
          <table:table-cell office:value-type="string">
            <text:p>[ ʝɨ̀’ʔɨ ́ ] ~ [ ʝɨ̀’ɨ ̰́ ]</text:p>
          </table:table-cell>
          <table:table-cell office:value-type="string">
            <text:p>/jɨɨ ́/</text:p>
          </table:table-cell>
        </table:table-row>
        <table:table-row table:style-name="ro2">
          <table:table-cell office:value-type="string">
            <text:p>ice</text:p>
          </table:table-cell>
          <table:table-cell office:value-type="string">
            <text:p>[ ʝɨ̀ɨ’̥sáɾì ʝὲɾì ]</text:p>
          </table:table-cell>
          <table:table-cell office:value-type="string">
            <text:p>/ʝɨsári ʝeri/</text:p>
          </table:table-cell>
        </table:table-row>
        <table:table-row table:style-name="ro2">
          <table:table-cell table:style-name="ce1" office:value-type="string">
            <text:p>if (cond)</text:p>
          </table:table-cell>
          <table:table-cell office:value-type="string">
            <text:p>[ mãkɨ ͂ ]</text:p>
          </table:table-cell>
          <table:table-cell office:value-type="string">
            <text:p>/bãkɨ ͂/</text:p>
          </table:table-cell>
        </table:table-row>
        <table:table-row table:style-name="ro2">
          <table:table-cell office:value-type="string">
            <text:p>in</text:p>
          </table:table-cell>
          <table:table-cell office:value-type="string">
            <text:p>[ -gε ]</text:p>
          </table:table-cell>
          <table:table-cell office:value-type="string">
            <text:p>/-ge/</text:p>
          </table:table-cell>
        </table:table-row>
        <table:table-row table:style-name="ro1">
          <table:table-cell office:value-type="string">
            <text:p>kill</text:p>
          </table:table-cell>
          <table:table-cell office:value-type="string">
            <text:p>[ wεὲ͂ ̥͂’h͂έ͂ɾ ı͂ ͂̀ ]</text:p>
          </table:table-cell>
          <table:table-cell office:value-type="string">
            <text:p>/we͂he͂́rı ͂/</text:p>
          </table:table-cell>
        </table:table-row>
        <table:table-row table:style-name="ro2">
          <table:table-cell office:value-type="string">
            <text:p>know</text:p>
          </table:table-cell>
          <table:table-cell office:value-type="string">
            <text:p>[ mã̀ḁ̃̀’sı ͂́ɾ ͂ı ͂̀ ]</text:p>
          </table:table-cell>
          <table:table-cell office:value-type="string">
            <text:p>/bãsı ͂́rı ͂/</text:p>
          </table:table-cell>
        </table:table-row>
        <table:table-row table:style-name="ro2">
          <table:table-cell table:style-name="ce2" office:value-type="string">
            <text:p>lake</text:p>
          </table:table-cell>
          <table:table-cell office:value-type="string">
            <text:p>[ ndíi’̥táɾú ]</text:p>
          </table:table-cell>
          <table:table-cell office:value-type="string">
            <text:p>/ditárú/</text:p>
          </table:table-cell>
        </table:table-row>
        <table:table-row table:style-name="ro2">
          <table:table-cell table:style-name="ce2" office:value-type="string">
            <text:p>laugh</text:p>
          </table:table-cell>
          <table:table-cell office:value-type="string">
            <text:p>[ bɨ̀’ɾíɾi]</text:p>
          </table:table-cell>
          <table:table-cell office:value-type="string">
            <text:p>/bɨríri/</text:p>
          </table:table-cell>
        </table:table-row>
        <table:table-row table:style-name="ro2">
          <table:table-cell table:style-name="ce2" office:value-type="string">
            <text:p>leaf</text:p>
          </table:table-cell>
          <table:table-cell office:value-type="string">
            <text:p>[ ‘pu͂́ ]</text:p>
          </table:table-cell>
          <table:table-cell office:value-type="string">
            <text:p>/pu͂́/</text:p>
          </table:table-cell>
        </table:table-row>
        <table:table-row table:style-name="ro2">
          <table:table-cell office:value-type="string">
            <text:p>left</text:p>
          </table:table-cell>
          <table:table-cell office:value-type="string">
            <text:p>[ ‘kúgàḁpɨ̀ ]</text:p>
          </table:table-cell>
          <table:table-cell office:value-type="string">
            <text:p>/kúgapɨ/</text:p>
          </table:table-cell>
        </table:table-row>
        <table:table-row table:style-name="ro2">
          <table:table-cell office:value-type="string">
            <text:p>leg</text:p>
          </table:table-cell>
          <table:table-cell office:value-type="string">
            <text:p>[ ŋgùʔ’bú ] ~ [ ŋgṵṵ̀’bú ]</text:p>
          </table:table-cell>
          <table:table-cell office:value-type="string">
            <text:p>/guubú/</text:p>
          </table:table-cell>
        </table:table-row>
        <table:table-row table:style-name="ro2">
          <table:table-cell table:style-name="ce2" office:value-type="string">
            <text:p>lie down</text:p>
          </table:table-cell>
          <table:table-cell office:value-type="string">
            <text:p>[ ʔò’ʝáɾí ]</text:p>
          </table:table-cell>
          <table:table-cell office:value-type="string">
            <text:p>/oʝárí/</text:p>
          </table:table-cell>
        </table:table-row>
        <table:table-row table:style-name="ro2">
          <table:table-cell office:value-type="string">
            <text:p>live</text:p>
          </table:table-cell>
          <table:table-cell office:value-type="string">
            <text:p>[ ʔòo’̥ káɾí ]</text:p>
          </table:table-cell>
          <table:table-cell office:value-type="string">
            <text:p>/okárí/</text:p>
          </table:table-cell>
        </table:table-row>
        <table:table-row table:style-name="ro2">
          <table:table-cell office:value-type="string">
            <text:p>liver</text:p>
          </table:table-cell>
          <table:table-cell office:value-type="string">
            <text:p>[ ɲε̰͂ε̰͂̀’mε͂́ ] ~ [ ɲε͂ε͂̀’mε͂́ ]</text:p>
          </table:table-cell>
          <table:table-cell office:value-type="string">
            <text:p>/je͂e͂be͂́/</text:p>
          </table:table-cell>
        </table:table-row>
        <table:table-row table:style-name="ro2">
          <table:table-cell office:value-type="string">
            <text:p>long</text:p>
          </table:table-cell>
          <table:table-cell office:value-type="string">
            <text:p>[ jò’áɾí ]</text:p>
          </table:table-cell>
          <table:table-cell office:value-type="string">
            <text:p>/ʝoárí/</text:p>
          </table:table-cell>
        </table:table-row>
        <table:table-row table:style-name="ro2">
          <table:table-cell office:value-type="string">
            <text:p>lice</text:p>
          </table:table-cell>
          <table:table-cell office:value-type="string">
            <text:p>[ pu͂̀mɨ ɾ͂́ ͂ã̀mɨ ͂̀ ]</text:p>
          </table:table-cell>
          <table:table-cell office:value-type="string">
            <text:p>/pu͂bɨ́͂rãbɨ͂/</text:p>
          </table:table-cell>
        </table:table-row>
        <table:table-row table:style-name="ro1">
          <table:table-cell office:value-type="string">
            <text:p>man</text:p>
          </table:table-cell>
          <table:table-cell office:value-type="string">
            <text:p>[ ʔɨ ͂̀’mɨ ͂́ŋɨ ͂̀ ]</text:p>
          </table:table-cell>
          <table:table-cell office:value-type="string">
            <text:p>/ɨ ͂bɨ ͂́gɨ ͂/</text:p>
          </table:table-cell>
        </table:table-row>
        <table:table-row table:style-name="ro2">
          <table:table-cell office:value-type="string">
            <text:p>many</text:p>
          </table:table-cell>
          <table:table-cell office:value-type="string">
            <text:p>[ ‘wáɾì ]</text:p>
          </table:table-cell>
          <table:table-cell office:value-type="string">
            <text:p>/wári/</text:p>
          </table:table-cell>
        </table:table-row>
        <table:table-row table:style-name="ro2">
          <table:table-cell office:value-type="string">
            <text:p>meat</text:p>
          </table:table-cell>
          <table:table-cell office:value-type="string">
            <text:p>[ ndì’ʔí ] ~ [ ndì’̰í ̰ ]</text:p>
          </table:table-cell>
          <table:table-cell office:value-type="string">
            <text:p>/dií/</text:p>
          </table:table-cell>
        </table:table-row>
        <table:table-row table:style-name="ro2">
          <table:table-cell table:style-name="ce2" office:value-type="string">
            <text:p>mother</text:p>
          </table:table-cell>
          <table:table-cell office:value-type="string">
            <text:p>[ pà’gó ]</text:p>
          </table:table-cell>
          <table:table-cell office:value-type="string">
            <text:p>/ pago/</text:p>
          </table:table-cell>
        </table:table-row>
        <table:table-row table:style-name="ro2">
          <table:table-cell office:value-type="string">
            <text:p>mountain</text:p>
          </table:table-cell>
          <table:table-cell office:value-type="string">
            <text:p>[ mbù’ʔúɾù ] ~ [ mbṵ̀’ṵ́ɾù ]</text:p>
          </table:table-cell>
          <table:table-cell office:value-type="string">
            <text:p>/buúru/</text:p>
          </table:table-cell>
        </table:table-row>
        <table:table-row table:style-name="ro2">
          <table:table-cell office:value-type="string">
            <text:p>mouth</text:p>
          </table:table-cell>
          <table:table-cell office:value-type="string">
            <text:p>[ ndìi’̥sí ]</text:p>
          </table:table-cell>
          <table:table-cell office:value-type="string">
            <text:p>/disí/</text:p>
          </table:table-cell>
        </table:table-row>
        <table:table-row table:style-name="ro2">
          <table:table-cell office:value-type="string">
            <text:p>name</text:p>
          </table:table-cell>
          <table:table-cell office:value-type="string">
            <text:p>[ wã’ı ͂́ ]</text:p>
          </table:table-cell>
          <table:table-cell office:value-type="string">
            <text:p>/wãı ͂́/</text:p>
          </table:table-cell>
        </table:table-row>
        <table:table-row table:style-name="ro1">
          <table:table-cell office:value-type="string">
            <text:p>narrow</text:p>
          </table:table-cell>
          <table:table-cell office:value-type="string">
            <text:p>[ kɨ̀͂’ɾ ͂ı ͂́́ɾ͂ı͂́]</text:p>
          </table:table-cell>
          <table:table-cell office:value-type="string">
            <text:p>/kɨ ͂rı ͂́rı ͂́/</text:p>
          </table:table-cell>
        </table:table-row>
        <table:table-row table:style-name="ro2">
          <table:table-cell office:value-type="string">
            <text:p>near</text:p>
          </table:table-cell>
          <table:table-cell office:value-type="string">
            <text:p>[ ʝòá’bέɾò ]</text:p>
          </table:table-cell>
          <table:table-cell office:value-type="string">
            <text:p>/ʝoábéro/</text:p>
          </table:table-cell>
        </table:table-row>
        <table:table-row table:style-name="ro2">
          <table:table-cell office:value-type="string">
            <text:p>neck</text:p>
          </table:table-cell>
          <table:table-cell office:value-type="string">
            <text:p>[ ‘wɨ n͂́ dòkà ]</text:p>
          </table:table-cell>
          <table:table-cell office:value-type="string">
            <text:p>/wɨ d͂́ oka/</text:p>
          </table:table-cell>
        </table:table-row>
        <table:table-row table:style-name="ro2">
          <table:table-cell office:value-type="string">
            <text:p>new</text:p>
          </table:table-cell>
          <table:table-cell office:value-type="string">
            <text:p>[ mã’̀ mã́ ]</text:p>
          </table:table-cell>
          <table:table-cell office:value-type="string">
            <text:p>/bãbã́/</text:p>
          </table:table-cell>
        </table:table-row>
        <table:table-row table:style-name="ro2">
          <table:table-cell office:value-type="string">
            <text:p>night</text:p>
          </table:table-cell>
          <table:table-cell office:value-type="string">
            <text:p>[ ɲã̀’mι ͂́]</text:p>
          </table:table-cell>
          <table:table-cell office:value-type="string">
            <text:p>/ʝãbı ͂́/</text:p>
          </table:table-cell>
        </table:table-row>
        <table:table-row table:style-name="ro2">
          <table:table-cell office:value-type="string">
            <text:p>nose</text:p>
          </table:table-cell>
          <table:table-cell office:value-type="string">
            <text:p>[ ʔı ͂̀ʔŋı ̰͂ı ̰͂̀’ɾ ͂u͂́ ] ~ [ ʔı ̰͂ı ̰͂̀ŋı ͂’ɾ ͂u͂́ ]</text:p>
          </table:table-cell>
          <table:table-cell office:value-type="string">
            <text:p>/ı ͂ı ͂gı ͂ru͂́/</text:p>
          </table:table-cell>
        </table:table-row>
        <table:table-row table:style-name="ro2">
          <table:table-cell office:value-type="string">
            <text:p>not</text:p>
          </table:table-cell>
          <table:table-cell office:value-type="string">
            <text:p>[ʔãã̀ɾ͂ı̀͂ʔ’mbέà]~ <text:span text:style-name="T1">[ʔãã̀̀ɾ͂ıı͂ ͂̀’mbέà]</text:span></text:p>
          </table:table-cell>
          <table:table-cell office:value-type="string">
            <text:p>/ããrı ͂béa/</text:p>
          </table:table-cell>
        </table:table-row>
        <table:table-row table:style-name="ro2">
          <table:table-cell office:value-type="string">
            <text:p>old</text:p>
          </table:table-cell>
          <table:table-cell office:value-type="string">
            <text:p>[ mbɨ̀’gɨ ́ɾó ]</text:p>
          </table:table-cell>
          <table:table-cell office:value-type="string">
            <text:p>/bɨgɨ ́ró/</text:p>
          </table:table-cell>
        </table:table-row>
        <table:table-row table:style-name="ro2">
          <table:table-cell office:value-type="string">
            <text:p>one</text:p>
          </table:table-cell>
          <table:table-cell office:value-type="string">
            <text:p>[ sù’gɨ ́]</text:p>
          </table:table-cell>
          <table:table-cell office:value-type="string">
            <text:p>/sugɨ ́/</text:p>
          </table:table-cell>
        </table:table-row>
        <table:table-row table:style-name="ro2">
          <table:table-cell office:value-type="string">
            <text:p>other</text:p>
          </table:table-cell>
          <table:table-cell office:value-type="string">
            <text:p>[ ŋgàḁ’hí ]</text:p>
          </table:table-cell>
          <table:table-cell office:value-type="string">
            <text:p>/gahí/</text:p>
          </table:table-cell>
        </table:table-row>
        <table:table-row table:style-name="ro2">
          <table:table-cell office:value-type="string">
            <text:p>person</text:p>
          </table:table-cell>
          <table:table-cell office:value-type="string">
            <text:p>[ mã̀ã’̥ sákɨ ́ ]</text:p>
          </table:table-cell>
          <table:table-cell office:value-type="string">
            <text:p>/bãsákɨ ́/</text:p>
          </table:table-cell>
        </table:table-row>
        <table:table-row table:style-name="ro2">
          <table:table-cell office:value-type="string">
            <text:p>play</text:p>
          </table:table-cell>
          <table:table-cell office:value-type="string">
            <text:p>[ mbì’ɾáɾì ]</text:p>
          </table:table-cell>
          <table:table-cell office:value-type="string">
            <text:p>/birári/</text:p>
          </table:table-cell>
        </table:table-row>
        <table:table-row table:style-name="ro1">
          <table:table-cell office:value-type="string">
            <text:p>pull</text:p>
          </table:table-cell>
          <table:table-cell office:value-type="string">
            <text:p>[ tɨ ͂̀’ã́ɾ ͂ı ͂̀ ]</text:p>
          </table:table-cell>
          <table:table-cell office:value-type="string">
            <text:p>/tɨ ͂ã́rı ͂/</text:p>
          </table:table-cell>
        </table:table-row>
        <table:table-row table:style-name="ro2">
          <table:table-cell office:value-type="string">
            <text:p>push</text:p>
          </table:table-cell>
          <table:table-cell office:value-type="string">
            <text:p>[ tú’bέòɾì ]</text:p>
          </table:table-cell>
          <table:table-cell office:value-type="string">
            <text:p>/túbéori/</text:p>
          </table:table-cell>
        </table:table-row>
        <table:table-row table:style-name="ro2">
          <table:table-cell office:value-type="string">
            <text:p>rain</text:p>
          </table:table-cell>
          <table:table-cell office:value-type="string">
            <text:p>[ ndὲε̥’kó mε͂̀’ɾ ͂εɾ͂́ ͂ṍ ]</text:p>
          </table:table-cell>
          <table:table-cell office:value-type="string">
            <text:p>/dekó ber͂ e͂́rṍ/</text:p>
          </table:table-cell>
        </table:table-row>
        <table:table-row table:style-name="ro2">
          <table:table-cell office:value-type="string">
            <text:p>red</text:p>
          </table:table-cell>
          <table:table-cell office:value-type="string">
            <text:p>[ ndi ̰ì ̰à’ɾí ] ~ [ ndiìà’ɾí ]</text:p>
          </table:table-cell>
          <table:table-cell office:value-type="string">
            <text:p>/diiarí/</text:p>
          </table:table-cell>
        </table:table-row>
        <table:table-row table:style-name="ro2">
          <table:table-cell office:value-type="string">
            <text:p>right (true)</text:p>
          </table:table-cell>
          <table:table-cell office:value-type="string">
            <text:p>[ ndì’áʝέ ]</text:p>
          </table:table-cell>
          <table:table-cell office:value-type="string">
            <text:p>/diáʝé/</text:p>
          </table:table-cell>
        </table:table-row>
        <table:table-row table:style-name="ro2">
          <table:table-cell office:value-type="string">
            <text:p>right (side)</text:p>
          </table:table-cell>
          <table:table-cell office:value-type="string">
            <text:p>[ ndì’áʝέ ]</text:p>
          </table:table-cell>
          <table:table-cell office:value-type="string">
            <text:p>/diáʝé/</text:p>
          </table:table-cell>
        </table:table-row>
        <table:table-row table:style-name="ro2">
          <table:table-cell office:value-type="string">
            <text:p>river</text:p>
          </table:table-cell>
          <table:table-cell office:value-type="string">
            <text:p>[ ndì’á ]</text:p>
          </table:table-cell>
          <table:table-cell office:value-type="string">
            <text:p>/diá/</text:p>
          </table:table-cell>
        </table:table-row>
        <table:table-row table:style-name="ro2">
          <table:table-cell office:value-type="string">
            <text:p>road</text:p>
          </table:table-cell>
          <table:table-cell office:value-type="string">
            <text:p>[ mã̀’ʔã́ ] ~ [ mã̰’ã̰́ ]</text:p>
          </table:table-cell>
          <table:table-cell office:value-type="string">
            <text:p>/bãã́/</text:p>
          </table:table-cell>
        </table:table-row>
        <table:table-row table:style-name="ro2">
          <table:table-cell office:value-type="string">
            <text:p>root</text:p>
          </table:table-cell>
          <table:table-cell office:value-type="string">
            <text:p>[ nu͂̀ʔŋu͂̀’ɾ ͂ı ͂́ ] ~ [ nṵ͂ṵ͂̀ŋu͂̀’ɾ ͂ı ͂́ ]</text:p>
          </table:table-cell>
          <table:table-cell office:value-type="string">
            <text:p>/du͂u͂gu͂rı ͂́/</text:p>
          </table:table-cell>
        </table:table-row>
        <table:table-row table:style-name="ro2">
          <table:table-cell office:value-type="string">
            <text:p>rope</text:p>
          </table:table-cell>
          <table:table-cell office:value-type="string">
            <text:p>[ ‘pu͂́ŋgṵṵ̀bù ] ~ [ ‘pu͂́ŋguùbù ]</text:p>
          </table:table-cell>
          <table:table-cell office:value-type="string">
            <text:p>/pug͂́ uubú/</text:p>
          </table:table-cell>
        </table:table-row>
        <table:table-row table:style-name="ro2">
          <table:table-cell table:style-name="ce2" office:value-type="string">
            <text:p>rotten</text:p>
          </table:table-cell>
          <table:table-cell office:value-type="string">
            <text:p>[ mbò’áɾì ]</text:p>
          </table:table-cell>
          <table:table-cell office:value-type="string">
            <text:p>/boári/</text:p>
          </table:table-cell>
        </table:table-row>
        <table:table-row table:style-name="ro2">
          <table:table-cell office:value-type="string">
            <text:p>rub</text:p>
          </table:table-cell>
          <table:table-cell office:value-type="string">
            <text:p>[ ‘túkòέɾì ]</text:p>
          </table:table-cell>
          <table:table-cell office:value-type="string">
            <text:p>/túkoéri/</text:p>
          </table:table-cell>
        </table:table-row>
        <table:table-row table:style-name="ro2">
          <table:table-cell office:value-type="string">
            <text:p>salt</text:p>
          </table:table-cell>
          <table:table-cell office:value-type="string">
            <text:p>[ mõ’̀ ã́ ]</text:p>
          </table:table-cell>
          <table:table-cell office:value-type="string">
            <text:p>/bõã́/</text:p>
          </table:table-cell>
        </table:table-row>
        <table:table-row table:style-name="ro2">
          <table:table-cell office:value-type="string">
            <text:p>sand</text:p>
          </table:table-cell>
          <table:table-cell office:value-type="string">
            <text:p>[ ʔı ̰͂ı ̰͂̀mı ͂̀ʔ’pá ] ~ [ ʔı ̰͂ı ̰͂̀mı ̰͂ı ̰͂̀’pá ]</text:p>
          </table:table-cell>
          <table:table-cell office:value-type="string">
            <text:p>/ ı ͂ ı b͂ ı ͂ p á /</text:p>
          </table:table-cell>
        </table:table-row>
        <table:table-row table:style-name="ro2">
          <table:table-cell office:value-type="string">
            <text:p>say</text:p>
          </table:table-cell>
          <table:table-cell office:value-type="string">
            <text:p>[ wὲɾέ’nı ͂́ɾ ͂ı ͂̀ ]</text:p>
          </table:table-cell>
          <table:table-cell office:value-type="string">
            <text:p>/werédı ͂́rı ͂/</text:p>
          </table:table-cell>
        </table:table-row>
        <table:table-row table:style-name="ro2">
          <table:table-cell office:value-type="string">
            <text:p>scratch</text:p>
          </table:table-cell>
          <table:table-cell office:value-type="string">
            <text:p>[ wɨ ̰ɨ̀ ̰à’ɾí ] ~ [ wɨɨ̀à’ɾí ]</text:p>
          </table:table-cell>
          <table:table-cell office:value-type="string">
            <text:p>/wɨɨarí/</text:p>
          </table:table-cell>
        </table:table-row>
        <table:table-row table:style-name="ro2">
          <table:table-cell table:style-name="ce2" office:value-type="string">
            <text:p>sea</text:p>
          </table:table-cell>
          <table:table-cell office:value-type="string">
            <text:p>[ ‘wádìʝà ]</text:p>
          </table:table-cell>
          <table:table-cell office:value-type="string">
            <text:p>/wádiʝa/</text:p>
          </table:table-cell>
        </table:table-row>
        <table:table-row table:style-name="ro1">
          <table:table-cell office:value-type="string">
            <text:p>see</text:p>
          </table:table-cell>
          <table:table-cell office:value-type="string">
            <text:p>[ ʔı ̰͂ı ̰͂̀ã̀’ɾ ͂ı ͂́ ] ~ [ ʔı ͂ı ͂̀ã̀’ɾ ͂ı ͂ ]</text:p>
          </table:table-cell>
          <table:table-cell office:value-type="string">
            <text:p>/ı͂ıã͂ rı͂́/</text:p>
          </table:table-cell>
        </table:table-row>
        <table:table-row table:style-name="ro2">
          <table:table-cell office:value-type="string">
            <text:p>seed</text:p>
          </table:table-cell>
          <table:table-cell office:value-type="string">
            <text:p>[ ʔòo̥’tέɾíkóʝέ ]</text:p>
          </table:table-cell>
          <table:table-cell office:value-type="string">
            <text:p>/otérikóʝé/</text:p>
          </table:table-cell>
        </table:table-row>
        <table:table-row table:style-name="ro2">
          <table:table-cell office:value-type="string">
            <text:p>sew</text:p>
          </table:table-cell>
          <table:table-cell office:value-type="string">
            <text:p>[ ʔε’̀ áɾì ]</text:p>
          </table:table-cell>
          <table:table-cell office:value-type="string">
            <text:p>/eári/</text:p>
          </table:table-cell>
        </table:table-row>
        <table:table-row table:style-name="ro2">
          <table:table-cell office:value-type="string">
            <text:p>sharp</text:p>
          </table:table-cell>
          <table:table-cell office:value-type="string">
            <text:p>[ ʔùu̥’sípùɾì ]</text:p>
          </table:table-cell>
          <table:table-cell office:value-type="string">
            <text:p>/usípur</text:p>
          </table:table-cell>
        </table:table-row>
        <table:table-row table:style-name="ro2">
          <table:table-cell office:value-type="string">
            <text:p>short</text:p>
          </table:table-cell>
          <table:table-cell office:value-type="string">
            <text:p>[ ʝòá’bέà ]</text:p>
          </table:table-cell>
          <table:table-cell office:value-type="string">
            <text:p>/ʝoábéa/</text:p>
          </table:table-cell>
        </table:table-row>
        <table:table-row table:style-name="ro2">
          <table:table-cell table:style-name="ce1" office:value-type="string">
            <text:p>sing</text:p>
          </table:table-cell>
          <table:table-cell office:value-type="string">
            <text:p>[ mbà’ʝáɾí ]</text:p>
          </table:table-cell>
          <table:table-cell office:value-type="string">
            <text:p>/baʝárí/</text:p>
          </table:table-cell>
        </table:table-row>
        <table:table-row table:style-name="ro2">
          <table:table-cell office:value-type="string">
            <text:p>sit</text:p>
          </table:table-cell>
          <table:table-cell office:value-type="string">
            <text:p>[ ndò’áɾí ]</text:p>
          </table:table-cell>
          <table:table-cell office:value-type="string">
            <text:p>/doárí/</text:p>
          </table:table-cell>
        </table:table-row>
        <table:table-row table:style-name="ro2">
          <table:table-cell table:style-name="ce2" office:value-type="string">
            <text:p>skin</text:p>
          </table:table-cell>
          <table:table-cell office:value-type="string">
            <text:p>[ ŋgàa’̥ síɾó ]</text:p>
          </table:table-cell>
          <table:table-cell office:value-type="string">
            <text:p>/gasíró/</text:p>
          </table:table-cell>
        </table:table-row>
        <table:table-row table:style-name="ro2">
          <table:table-cell office:value-type="string">
            <text:p>sky</text:p>
          </table:table-cell>
          <table:table-cell office:value-type="string">
            <text:p>[ʔɨ̀͂’mɨ́͂ŋgàḁsì]</text:p>
          </table:table-cell>
          <table:table-cell office:value-type="string">
            <text:p>/ɨ͂bɨ́͂gasi/</text:p>
          </table:table-cell>
        </table:table-row>
        <table:table-row table:style-name="ro2">
          <table:table-cell office:value-type="string">
            <text:p>sleep</text:p>
          </table:table-cell>
          <table:table-cell office:value-type="string">
            <text:p>[ kã’̀ ɾ ͂ı ͂́ɾ ͂ı ͂̀ ]</text:p>
          </table:table-cell>
          <table:table-cell office:value-type="string">
            <text:p>/kãrı ͂́rı/͂</text:p>
          </table:table-cell>
        </table:table-row>
        <table:table-row table:style-name="ro2">
          <table:table-cell office:value-type="string">
            <text:p>small</text:p>
          </table:table-cell>
          <table:table-cell office:value-type="string">
            <text:p>[ ‘mέŋɨ ͂̀nã̀ ]</text:p>
          </table:table-cell>
          <table:table-cell office:value-type="string">
            <text:p>/beg͂́ ı͂gã/</text:p>
          </table:table-cell>
        </table:table-row>
        <table:table-row table:style-name="ro2">
          <table:table-cell office:value-type="string">
            <text:p>smell</text:p>
          </table:table-cell>
          <table:table-cell table:style-name="ce4" office:value-type="string">
            <text:p><text:span text:style-name="T1">[ wı ͂̀ı ̥͂’h͂ı ͂́ɾı ͂́ </text:span><text:span text:style-name="T2">]</text:span></text:p>
          </table:table-cell>
          <table:table-cell office:value-type="string">
            <text:p>/wı ͂͂hı ͂́rı ͂́/</text:p>
          </table:table-cell>
        </table:table-row>
        <table:table-row table:style-name="ro1">
          <table:table-cell office:value-type="string">
            <text:p>smoke</text:p>
          </table:table-cell>
          <table:table-cell office:value-type="string">
            <text:p>[ mı ͂̀ʔ’kã́ ]~ [ mı ̰͂ı ̰͂̀’kã́ ]</text:p>
          </table:table-cell>
          <table:table-cell office:value-type="string">
            <text:p>/bı ͂ı ͂kã́/</text:p>
          </table:table-cell>
        </table:table-row>
        <table:table-row table:style-name="ro2">
          <table:table-cell office:value-type="string">
            <text:p>smooth</text:p>
          </table:table-cell>
          <table:table-cell office:value-type="string">
            <text:p>[ sì’bíɾí ]</text:p>
          </table:table-cell>
          <table:table-cell office:value-type="string">
            <text:p>/sibírí/</text:p>
          </table:table-cell>
        </table:table-row>
        <table:table-row table:style-name="ro1">
          <table:table-cell office:value-type="string">
            <text:p>snake</text:p>
          </table:table-cell>
          <table:table-cell office:value-type="string">
            <text:p>[ ʔã’̀ ɲã́ ]</text:p>
          </table:table-cell>
          <table:table-cell office:value-type="string">
            <text:p>/ãʝã́/</text:p>
          </table:table-cell>
        </table:table-row>
        <table:table-row table:style-name="ro2">
          <table:table-cell office:value-type="string">
            <text:p>snow</text:p>
          </table:table-cell>
          <table:table-cell office:value-type="string">
            <text:p>[ ʝɨ̀ɨ’̥sáɾì ʝὲ̀ɾì ]</text:p>
          </table:table-cell>
          <table:table-cell office:value-type="string">
            <text:p>/ʝɨsári ʝeri/</text:p>
          </table:table-cell>
        </table:table-row>
        <table:table-row table:style-name="ro2">
          <table:table-cell office:value-type="string">
            <text:p>some</text:p>
          </table:table-cell>
          <table:table-cell office:value-type="string">
            <text:p>[ ŋgàḁ’hέɾ ͂ã̀ ]</text:p>
          </table:table-cell>
          <table:table-cell office:value-type="string">
            <text:p>/gahérã/</text:p>
          </table:table-cell>
        </table:table-row>
        <table:table-row table:style-name="ro2">
          <table:table-cell office:value-type="string">
            <text:p>spit (N)</text:p>
          </table:table-cell>
          <table:table-cell office:value-type="string">
            <text:p>[ ‘síkú ]</text:p>
          </table:table-cell>
          <table:table-cell office:value-type="string">
            <text:p>/síkú/</text:p>
          </table:table-cell>
        </table:table-row>
        <table:table-row table:style-name="ro2">
          <table:table-cell office:value-type="string">
            <text:p>split</text:p>
          </table:table-cell>
          <table:table-cell office:value-type="string">
            <text:p>[ mbà’íɾí ]</text:p>
          </table:table-cell>
          <table:table-cell office:value-type="string">
            <text:p>/baírí/</text:p>
          </table:table-cell>
        </table:table-row>
        <table:table-row table:style-name="ro2">
          <table:table-cell office:value-type="string">
            <text:p>squeeze</text:p>
          </table:table-cell>
          <table:table-cell office:value-type="string">
            <text:p>[ mbìi ̥píɾí ]</text:p>
          </table:table-cell>
          <table:table-cell office:value-type="string">
            <text:p>/bipírí/</text:p>
          </table:table-cell>
        </table:table-row>
        <table:table-row table:style-name="ro2">
          <table:table-cell office:value-type="string">
            <text:p>stab</text:p>
          </table:table-cell>
          <table:table-cell office:value-type="string">
            <text:p>[ sa̰à̰’ɾέɾí ] ~ [ saà’ɾέɾí ]</text:p>
          </table:table-cell>
          <table:table-cell office:value-type="string">
            <text:p>/saarérí/</text:p>
          </table:table-cell>
        </table:table-row>
        <table:table-row table:style-name="ro1">
          <table:table-cell office:value-type="string">
            <text:p>stand</text:p>
          </table:table-cell>
          <table:table-cell office:value-type="string">
            <text:p>[‘nıɾ͂́ ͂ı͂̀]</text:p>
          </table:table-cell>
          <table:table-cell office:value-type="string">
            <text:p>/dı́͂rı͂/</text:p>
          </table:table-cell>
        </table:table-row>
        <table:table-row table:style-name="ro2">
          <table:table-cell office:value-type="string">
            <text:p>star</text:p>
          </table:table-cell>
          <table:table-cell office:value-type="string">
            <text:p>[ nε̰͂ε̰͂̀’ɲu͂́u̥͂kã̀mɨ ͂̀ ] ~ [ nε͂ε̰͂̀͂̀’ɲu͂́u̥͂kã̀mɨ ͂̀ ]</text:p>
          </table:table-cell>
          <table:table-cell office:value-type="string">
            <text:p>/dee͂ ͂ʝu͂́kãbɨ/͂</text:p>
          </table:table-cell>
        </table:table-row>
        <table:table-row table:style-name="ro2">
          <table:table-cell office:value-type="string">
            <text:p>stick</text:p>
          </table:table-cell>
          <table:table-cell office:value-type="string">
            <text:p>[ ʝùu̥’kɨ ́gɨ ́ ]</text:p>
          </table:table-cell>
          <table:table-cell office:value-type="string">
            <text:p>/ʝukɨ ́gɨ/́</text:p>
          </table:table-cell>
        </table:table-row>
        <table:table-row table:style-name="ro2">
          <table:table-cell office:value-type="string">
            <text:p>stone</text:p>
          </table:table-cell>
          <table:table-cell office:value-type="string">
            <text:p>[ʔɨ͂̀ɨ’̥͂tãʝ́ὲ ]</text:p>
          </table:table-cell>
          <table:table-cell office:value-type="string">
            <text:p>/ɨ ͂tã́ʝe/</text:p>
          </table:table-cell>
        </table:table-row>
        <table:table-row table:style-name="ro2">
          <table:table-cell office:value-type="string">
            <text:p>straight</text:p>
          </table:table-cell>
          <table:table-cell office:value-type="string">
            <text:p>[ ‘nuɾ͂́ ͂ı ͂̀ ]</text:p>
          </table:table-cell>
          <table:table-cell office:value-type="string">
            <text:p>/dú͂rı/͂</text:p>
          </table:table-cell>
        </table:table-row>
        <table:table-row table:style-name="ro1">
          <table:table-cell office:value-type="string">
            <text:p>suck</text:p>
          </table:table-cell>
          <table:table-cell office:value-type="string">
            <text:p>[ mı ̰͂ı ̰͂̀mı ͂̀’ɾ ͂ı ͂́ ] ~ [ mı ͂ı ͂̀mı ͂̀’ɾ ͂ı ͂́ ]</text:p>
          </table:table-cell>
          <table:table-cell office:value-type="string">
            <text:p>/bı ͂ı ͂bı ͂rı/͂́</text:p>
          </table:table-cell>
        </table:table-row>
        <table:table-row table:style-name="ro2">
          <table:table-cell office:value-type="string">
            <text:p>Sun</text:p>
          </table:table-cell>
          <table:table-cell office:value-type="string">
            <text:p>[à’bέɨ’͂̀mɨ́m͂ɨ͂̀]</text:p>
          </table:table-cell>
          <table:table-cell office:value-type="string">
            <text:p>/abé ɨ ͂bɨ ͂́bɨ/͂</text:p>
          </table:table-cell>
        </table:table-row>
        <table:table-row table:style-name="ro2">
          <table:table-cell office:value-type="string">
            <text:p>swell</text:p>
          </table:table-cell>
          <table:table-cell office:value-type="string">
            <text:p>[ mbìi’̥híɾì ]</text:p>
          </table:table-cell>
          <table:table-cell office:value-type="string">
            <text:p>/bihìri/</text:p>
          </table:table-cell>
        </table:table-row>
        <table:table-row table:style-name="ro2">
          <table:table-cell office:value-type="string">
            <text:p>swim</text:p>
          </table:table-cell>
          <table:table-cell office:value-type="string">
            <text:p>[ ‘mbáɾí ]</text:p>
          </table:table-cell>
          <table:table-cell office:value-type="string">
            <text:p>/bárí/</text:p>
          </table:table-cell>
        </table:table-row>
        <table:table-row table:style-name="ro1">
          <table:table-cell office:value-type="string">
            <text:p>tale</text:p>
          </table:table-cell>
          <table:table-cell office:value-type="string">
            <text:p>[ pı ’͂̀ ŋu͂ ]</text:p>
          </table:table-cell>
          <table:table-cell office:value-type="string">
            <text:p>/pıg͂ u͂́/</text:p>
          </table:table-cell>
        </table:table-row>
        <table:table-row table:style-name="ro2">
          <table:table-cell office:value-type="string">
            <text:p>that</text:p>
          </table:table-cell>
          <table:table-cell office:value-type="string">
            <text:p>[ ʔì’ɾí ]</text:p>
          </table:table-cell>
          <table:table-cell office:value-type="string">
            <text:p>/irí/</text:p>
          </table:table-cell>
        </table:table-row>
        <table:table-row table:style-name="ro2">
          <table:table-cell office:value-type="string">
            <text:p>there</text:p>
          </table:table-cell>
          <table:table-cell office:value-type="string">
            <text:p>[ sõ̀’ʔṍŋgὲ ] ~ [ sõ̰̀’ṍ̰ŋgὲ ]</text:p>
          </table:table-cell>
          <table:table-cell office:value-type="string">
            <text:p>/sõ’ṍge</text:p>
          </table:table-cell>
        </table:table-row>
        <table:table-row table:style-name="ro2">
          <table:table-cell office:value-type="string">
            <text:p>they</text:p>
          </table:table-cell>
          <table:table-cell office:value-type="string">
            <text:p>[ ʔı ͂̀’ŋɨ ͂́sã ]</text:p>
          </table:table-cell>
          <table:table-cell office:value-type="string">
            <text:p>/ı ͂gɨ ͂́sã/</text:p>
          </table:table-cell>
        </table:table-row>
        <table:table-row table:style-name="ro2">
          <table:table-cell office:value-type="string">
            <text:p>thick</text:p>
          </table:table-cell>
          <table:table-cell office:value-type="string">
            <text:p>[ ‘sı ͂́mbɨ̀ɾìɾì ]</text:p>
          </table:table-cell>
          <table:table-cell office:value-type="string">
            <text:p>/sı ͂́biriri/</text:p>
          </table:table-cell>
        </table:table-row>
        <table:table-row table:style-name="ro2">
          <table:table-cell office:value-type="string">
            <text:p>thin</text:p>
          </table:table-cell>
          <table:table-cell office:value-type="string">
            <text:p>[‘sı͂́mὲ͂ɾε͂̀ɾ͂͂õ]</text:p>
          </table:table-cell>
          <table:table-cell office:value-type="string">
            <text:p>/sı ͂́be͂re͂rõ/</text:p>
          </table:table-cell>
        </table:table-row>
        <table:table-row table:style-name="ro2">
          <table:table-cell office:value-type="string">
            <text:p>think</text:p>
          </table:table-cell>
          <table:table-cell office:value-type="string">
            <text:p>[ ŋu͂̀’ɲã́ɾı ͂́ ]</text:p>
          </table:table-cell>
          <table:table-cell office:value-type="string">
            <text:p>/gu͂ʝã́rı/͂́</text:p>
          </table:table-cell>
        </table:table-row>
        <table:table-row table:style-name="ro1">
          <table:table-cell office:value-type="string">
            <text:p>this</text:p>
          </table:table-cell>
          <table:table-cell office:value-type="string">
            <text:p>[ ‘ʔí ]</text:p>
          </table:table-cell>
          <table:table-cell office:value-type="string">
            <text:p>/í/</text:p>
          </table:table-cell>
        </table:table-row>
        <table:table-row table:style-name="ro1">
          <table:table-cell office:value-type="string">
            <text:p>thou</text:p>
          </table:table-cell>
          <table:table-cell office:value-type="string">
            <text:p>[ mɨ ͂̀’ʔɨ ͂́ ] ~ [ mɨ ̰͂̀’ɨ ̰͂́ ]</text:p>
          </table:table-cell>
          <table:table-cell office:value-type="string">
            <text:p>/bɨ ɨ͂ ͂́/</text:p>
          </table:table-cell>
        </table:table-row>
        <table:table-row table:style-name="ro1">
          <table:table-cell office:value-type="string">
            <text:p>three</text:p>
          </table:table-cell>
          <table:table-cell office:value-type="string">
            <text:p>[ ʔɨ ̰ɨ̀ ̰ɾὲ- ] ~ [ ʔɨɨ̀ɾὲ- ]</text:p>
          </table:table-cell>
          <table:table-cell office:value-type="string">
            <text:p>/ɨɨre-/</text:p>
          </table:table-cell>
        </table:table-row>
        <table:table-row table:style-name="ro2">
          <table:table-cell office:value-type="string">
            <text:p>throw</text:p>
          </table:table-cell>
          <table:table-cell office:value-type="string">
            <text:p>[ ‘bέòɾì ]</text:p>
          </table:table-cell>
          <table:table-cell office:value-type="string">
            <text:p>/béori/</text:p>
          </table:table-cell>
        </table:table-row>
        <table:table-row table:style-name="ro2">
          <table:table-cell office:value-type="string">
            <text:p>tie</text:p>
          </table:table-cell>
          <table:table-cell office:value-type="string">
            <text:p>[ sìʔ’áɾì ] ~ [ si ̰ì ̰’áɾì ]</text:p>
          </table:table-cell>
          <table:table-cell office:value-type="string">
            <text:p>/siiári/</text:p>
          </table:table-cell>
        </table:table-row>
        <table:table-row table:style-name="ro2">
          <table:table-cell office:value-type="string">
            <text:p>tongue</text:p>
          </table:table-cell>
          <table:table-cell office:value-type="string">
            <text:p>[ nε͂̀ʔ’díɾù ] ~ [ nḛ͂ḛ͂̀’díɾù ]</text:p>
          </table:table-cell>
          <table:table-cell office:value-type="string">
            <text:p>/de͂e͂díru/</text:p>
          </table:table-cell>
        </table:table-row>
        <table:table-row table:style-name="ro2">
          <table:table-cell office:value-type="string">
            <text:p>tooth</text:p>
          </table:table-cell>
          <table:table-cell office:value-type="string">
            <text:p>[ ŋgùí’káɾù ]</text:p>
          </table:table-cell>
          <table:table-cell office:value-type="string">
            <text:p>/guíkáru/</text:p>
          </table:table-cell>
        </table:table-row>
        <table:table-row table:style-name="ro2">
          <table:table-cell office:value-type="string">
            <text:p>tree</text:p>
          </table:table-cell>
          <table:table-cell office:value-type="string">
            <text:p>[ ʝùu’̥ kɨ ́ ]</text:p>
          </table:table-cell>
          <table:table-cell office:value-type="string">
            <text:p>/ʝukɨ ́/</text:p>
          </table:table-cell>
        </table:table-row>
        <table:table-row table:style-name="ro2">
          <table:table-cell office:value-type="string">
            <text:p>turn</text:p>
          </table:table-cell>
          <table:table-cell office:value-type="string">
            <text:p>[ ŋã̀’mεŋ́ gòɾòɾì ]</text:p>
          </table:table-cell>
          <table:table-cell office:value-type="string">
            <text:p>/gãbeg͂́ orori/</text:p>
          </table:table-cell>
        </table:table-row>
        <table:table-row table:style-name="ro2">
          <table:table-cell office:value-type="string">
            <text:p>two</text:p>
          </table:table-cell>
          <table:table-cell office:value-type="string">
            <text:p>[ pε͂̀- ]</text:p>
          </table:table-cell>
          <table:table-cell office:value-type="string">
            <text:p>/pe͂-/</text:p>
          </table:table-cell>
        </table:table-row>
        <table:table-row table:style-name="ro2">
          <table:table-cell office:value-type="string">
            <text:p>vomit</text:p>
          </table:table-cell>
          <table:table-cell office:value-type="string">
            <text:p>[ ndòo’̥ káɾì ]</text:p>
          </table:table-cell>
          <table:table-cell office:value-type="string">
            <text:p>/dokári/</text:p>
          </table:table-cell>
        </table:table-row>
        <table:table-row table:style-name="ro2">
          <table:table-cell office:value-type="string">
            <text:p>walk</text:p>
          </table:table-cell>
          <table:table-cell office:value-type="string">
            <text:p>[ waa’ɾí ]</text:p>
          </table:table-cell>
          <table:table-cell office:value-type="string">
            <text:p>/waarí/</text:p>
          </table:table-cell>
        </table:table-row>
        <table:table-row table:style-name="ro2">
          <table:table-cell office:value-type="string">
            <text:p>warm</text:p>
          </table:table-cell>
          <table:table-cell office:value-type="string">
            <text:p>[ ʔàa’̥ síɾì ]</text:p>
          </table:table-cell>
          <table:table-cell office:value-type="string">
            <text:p>/asíri/</text:p>
          </table:table-cell>
        </table:table-row>
        <table:table-row table:style-name="ro2">
          <table:table-cell office:value-type="string">
            <text:p>wash</text:p>
          </table:table-cell>
          <table:table-cell office:value-type="string">
            <text:p>[ kò’έɾí ]</text:p>
          </table:table-cell>
          <table:table-cell office:value-type="string">
            <text:p>/koérí/</text:p>
          </table:table-cell>
        </table:table-row>
        <table:table-row table:style-name="ro2">
          <table:table-cell office:value-type="string">
            <text:p>water</text:p>
          </table:table-cell>
          <table:table-cell office:value-type="string">
            <text:p>[ ndεὲ ̥’kó ]</text:p>
          </table:table-cell>
          <table:table-cell office:value-type="string">
            <text:p>/dekó/</text:p>
          </table:table-cell>
        </table:table-row>
        <table:table-row table:style-name="ro1">
          <table:table-cell office:value-type="string">
            <text:p>we.INCL</text:p>
          </table:table-cell>
          <table:table-cell office:value-type="string">
            <text:p>[ ŋgɨ̀’á ]</text:p>
          </table:table-cell>
          <table:table-cell office:value-type="string">
            <text:p>/gɨá/</text:p>
          </table:table-cell>
        </table:table-row>
        <table:table-row table:style-name="ro2">
          <table:table-cell office:value-type="string">
            <text:p>we.EXCL</text:p>
          </table:table-cell>
          <table:table-cell office:value-type="string">
            <text:p>[ mã̀’ɾ ͂ı ͂́ ]</text:p>
          </table:table-cell>
          <table:table-cell office:value-type="string">
            <text:p>/ba͂ri ͂́/</text:p>
          </table:table-cell>
        </table:table-row>
        <table:table-row table:style-name="ro2">
          <table:table-cell office:value-type="string">
            <text:p>wet</text:p>
          </table:table-cell>
          <table:table-cell office:value-type="string">
            <text:p>[ ‘wέɾì ]</text:p>
          </table:table-cell>
          <table:table-cell office:value-type="string">
            <text:p>/’wéri/</text:p>
          </table:table-cell>
        </table:table-row>
        <table:table-row table:style-name="ro2">
          <table:table-cell office:value-type="string">
            <text:p>what?</text:p>
          </table:table-cell>
          <table:table-cell office:value-type="string">
            <text:p>[ ndì‘ʔí- ] ~ [ ndì ̰’í-̰ ]</text:p>
          </table:table-cell>
          <table:table-cell office:value-type="string">
            <text:p>/dií-/</text:p>
          </table:table-cell>
        </table:table-row>
        <table:table-row table:style-name="ro2">
          <table:table-cell office:value-type="string">
            <text:p>when?</text:p>
          </table:table-cell>
          <table:table-cell office:value-type="string">
            <text:p>[ ndì’ʔípòε ]</text:p>
          </table:table-cell>
          <table:table-cell office:value-type="string">
            <text:p>/diípoe/</text:p>
          </table:table-cell>
        </table:table-row>
        <table:table-row table:style-name="ro2">
          <table:table-cell office:value-type="string">
            <text:p>where?</text:p>
          </table:table-cell>
          <table:table-cell office:value-type="string">
            <text:p>[ nõ̀’ʔṍ ] ~ [ nõ̰̀’ṍ̰ ]</text:p>
          </table:table-cell>
          <table:table-cell office:value-type="string">
            <text:p>/dõṍ/</text:p>
          </table:table-cell>
        </table:table-row>
        <table:table-row table:style-name="ro2">
          <table:table-cell office:value-type="string">
            <text:p>white</text:p>
          </table:table-cell>
          <table:table-cell office:value-type="string">
            <text:p>[ mbò’ɾέɾí ]</text:p>
          </table:table-cell>
          <table:table-cell office:value-type="string">
            <text:p>/borérí/</text:p>
          </table:table-cell>
        </table:table-row>
        <table:table-row table:style-name="ro2">
          <table:table-cell office:value-type="string">
            <text:p>who?</text:p>
          </table:table-cell>
          <table:table-cell office:value-type="string">
            <text:p>[ n õ ’̀ ã ́ ]</text:p>
          </table:table-cell>
          <table:table-cell office:value-type="string">
            <text:p>/dõã́/</text:p>
          </table:table-cell>
        </table:table-row>
        <table:table-row table:style-name="ro2">
          <table:table-cell office:value-type="string">
            <text:p>wide</text:p>
          </table:table-cell>
          <table:table-cell office:value-type="string">
            <text:p>[ ʔὲʔ’ʝáɾì ] ~ [ ʔε̰ὲ̰’ʝárì ]</text:p>
          </table:table-cell>
          <table:table-cell office:value-type="string">
            <text:p>/eeʝári/</text:p>
          </table:table-cell>
        </table:table-row>
        <table:table-row table:style-name="ro2">
          <table:table-cell office:value-type="string">
            <text:p>wife</text:p>
          </table:table-cell>
          <table:table-cell office:value-type="string">
            <text:p>[ mã̀’ɾ ͂ã́pó ]</text:p>
          </table:table-cell>
          <table:table-cell office:value-type="string">
            <text:p>/bãrã́pó/</text:p>
          </table:table-cell>
        </table:table-row>
        <table:table-row table:style-name="ro2">
          <table:table-cell office:value-type="string">
            <text:p>wind</text:p>
          </table:table-cell>
          <table:table-cell office:value-type="string">
            <text:p>[ mı ̰͂ı ̰͂̀’ɾ ͂u͂́ ] ~ [ mı ͂ı ͂’ɾ ͂u͂́ ]</text:p>
          </table:table-cell>
          <table:table-cell office:value-type="string">
            <text:p>/bı ͂ı ͂ru͂́/</text:p>
          </table:table-cell>
        </table:table-row>
        <table:table-row table:style-name="ro2">
          <table:table-cell office:value-type="string">
            <text:p>wing</text:p>
          </table:table-cell>
          <table:table-cell office:value-type="string">
            <text:p>[ ‘kέndìi ̥pɨ̀ ]</text:p>
          </table:table-cell>
          <table:table-cell office:value-type="string">
            <text:p>/ked͂́ ipɨ/</text:p>
          </table:table-cell>
        </table:table-row>
        <table:table-row table:style-name="ro2">
          <table:table-cell table:style-name="ce1" office:value-type="string">
            <text:p>wipe</text:p>
          </table:table-cell>
          <table:table-cell office:value-type="string">
            <text:p>[ ‘túkòέɾì ]</text:p>
          </table:table-cell>
          <table:table-cell office:value-type="string">
            <text:p>/túkoéri/</text:p>
          </table:table-cell>
        </table:table-row>
        <table:table-row table:style-name="ro1">
          <table:table-cell office:value-type="string">
            <text:p>with</text:p>
          </table:table-cell>
          <table:table-cell office:value-type="string">
            <text:p>[ mε̰͂ε̰͂̀’ɾ ͂ã́ ] ~ [ mε͂ὲ͂’ɾ ͂ã ]</text:p>
          </table:table-cell>
          <table:table-cell office:value-type="string">
            <text:p>/be͂e͂rã́/</text:p>
          </table:table-cell>
        </table:table-row>
        <table:table-row table:style-name="ro2">
          <table:table-cell office:value-type="string">
            <text:p>women</text:p>
          </table:table-cell>
          <table:table-cell office:value-type="string">
            <text:p>[ nõ’mε͂́ṍ ]</text:p>
          </table:table-cell>
          <table:table-cell office:value-type="string">
            <text:p>/dõbe͂́ṍ/</text:p>
          </table:table-cell>
        </table:table-row>
        <table:table-row table:style-name="ro2">
          <table:table-cell office:value-type="string">
            <text:p>wood</text:p>
          </table:table-cell>
          <table:table-cell office:value-type="string">
            <text:p>[ mã̀kã́’nɨ ͂́ŋɨ ͂̀ ]</text:p>
          </table:table-cell>
          <table:table-cell office:value-type="string">
            <text:p>/bãkã́dɨ ͂́gɨ ͂/</text:p>
          </table:table-cell>
        </table:table-row>
        <table:table-row table:style-name="ro2">
          <table:table-cell office:value-type="string">
            <text:p>worm</text:p>
          </table:table-cell>
          <table:table-cell office:value-type="string">
            <text:p>[ ndì’ákõ̀ã̀mɨ ͂̀ ]</text:p>
          </table:table-cell>
          <table:table-cell office:value-type="string">
            <text:p>/diákõãbɨ ͂/</text:p>
          </table:table-cell>
        </table:table-row>
        <table:table-row table:style-name="ro1">
          <table:table-cell office:value-type="string">
            <text:p>you</text:p>
          </table:table-cell>
          <table:table-cell office:value-type="string">
            <text:p>[ mɨ ͂̀ʔ’sã́ ] ~ [ mı ̰͂ı ̰͂̀’sã́ ]</text:p>
          </table:table-cell>
          <table:table-cell office:value-type="string">
            <text:p>/bɨ ͂ɨ ͂sã́/</text:p>
          </table:table-cell>
        </table:table-row>
        <table:table-row table:style-name="ro2">
          <table:table-cell office:value-type="string">
            <text:p>year</text:p>
          </table:table-cell>
          <table:table-cell office:value-type="string">
            <text:p>[ mbòo’̥ hóɾí ]</text:p>
          </table:table-cell>
          <table:table-cell office:value-type="string">
            <text:p>/bohórí/</text:p>
          </table:table-cell>
        </table:table-row>
        <table:table-row table:style-name="ro2">
          <table:table-cell office:value-type="string">
            <text:p>yellow</text:p>
          </table:table-cell>
          <table:table-cell office:value-type="string">
            <text:p>[ mbò’ɾέɾí ]</text:p>
          </table:table-cell>
          <table:table-cell office:value-type="string">
            <text:p>/borérí/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TimesNewRomanPSMT" svg:font-family="TimesNewRomanPSMT" style:font-family-generic="roman"/>
    <style:font-face style:name="ArialUnicodeMS" svg:font-family="ArialUnicodeMS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08/28/2014</text:date>, <text:time>22:0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lia Skilton</meta:initial-creator>
    <meta:creation-date>2014-08-28T21:08:53</meta:creation-date>
    <dc:date>2014-08-28T22:04:49</dc:date>
    <dc:creator>Amalia Skilton</dc:creator>
    <meta:editing-duration>PT8M44S</meta:editing-duration>
    <meta:editing-cycles>1</meta:editing-cycles>
    <meta:document-statistic meta:table-count="3" meta:cell-count="603" meta:object-count="0"/>
    <meta:generator>OpenOffice.org/3.3$Unix OpenOffice.org_project/330m20$Build-9567</meta:generator>
  </office:meta>
</office:document-meta>
</file>